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fo:font-style="normal" style:text-underline-style="none" officeooo:rsid="00340a52" officeooo:paragraph-rsid="00340a52" style:font-style-asian="normal" style:font-style-complex="normal"/>
    </style:style>
    <style:style style:name="P5" style:family="paragraph" style:parent-style-name="Preformatted_20_Text">
      <style:text-properties fo:font-size="9pt" fo:font-style="normal" style:text-underline-style="none" style:font-size-asian="9pt" style:font-style-asian="normal" style:font-size-complex="9pt" style:font-style-complex="normal"/>
    </style:style>
    <style:style style:name="P6" style:family="paragraph" style:parent-style-name="Preformatted_20_Text">
      <style:text-properties fo:font-style="normal" style:text-underline-style="none"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officeooo:rsid="00323c7c" officeooo:paragraph-rsid="00323c7c" style:font-style-asian="normal" style:font-style-complex="normal"/>
    </style:style>
    <style:style style:name="P9" style:family="paragraph" style:parent-style-name="Text_20_body">
      <style:text-properties fo:font-style="normal" style:text-underline-style="none" style:font-style-asian="normal" style:font-style-complex="normal"/>
    </style:style>
    <style:style style:name="P10" style:family="paragraph" style:parent-style-name="Text_20_body">
      <style:text-properties officeooo:rsid="00177a6a" officeooo:paragraph-rsid="00177a6a"/>
    </style:style>
    <style:style style:name="P11" style:family="paragraph" style:parent-style-name="Text_20_body">
      <style:text-properties officeooo:paragraph-rsid="00246277"/>
    </style:style>
    <style:style style:name="P12" style:family="paragraph" style:parent-style-name="Text_20_body">
      <style:text-properties fo:font-style="italic" officeooo:rsid="002c89f4" officeooo:paragraph-rsid="002c89f4" style:font-style-asian="italic" style:font-style-complex="italic"/>
    </style:style>
    <style:style style:name="P13" style:family="paragraph" style:parent-style-name="Text_20_body">
      <style:text-properties fo:font-style="italic" officeooo:rsid="002acb83" officeooo:paragraph-rsid="00246277" style:font-style-asian="italic" style:font-style-complex="italic"/>
    </style:style>
    <style:style style:name="P14" style:family="paragraph" style:parent-style-name="Text_20_body">
      <style:text-properties officeooo:rsid="002acb83" officeooo:paragraph-rsid="002acb83"/>
    </style:style>
    <style:style style:name="P15" style:family="paragraph" style:parent-style-name="Text_20_body">
      <style:text-properties officeooo:rsid="002c89f4" officeooo:paragraph-rsid="002c89f4"/>
    </style:style>
    <style:style style:name="P16" style:family="paragraph" style:parent-style-name="Text_20_body">
      <style:text-properties officeooo:rsid="002ce92b" officeooo:paragraph-rsid="002ce92b"/>
    </style:style>
    <style:style style:name="P17" style:family="paragraph" style:parent-style-name="Text_20_body">
      <style:text-properties officeooo:rsid="00323c7c" officeooo:paragraph-rsid="00323c7c"/>
    </style:style>
    <style:style style:name="P18" style:family="paragraph" style:parent-style-name="Text_20_body">
      <style:text-properties officeooo:rsid="00335f85" officeooo:paragraph-rsid="00335f85"/>
    </style:style>
    <style:style style:name="P19" style:family="paragraph" style:parent-style-name="Text_20_body">
      <style:text-properties officeooo:rsid="003afa88" officeooo:paragraph-rsid="003afa88"/>
    </style:style>
    <style:style style:name="P20" style:family="paragraph" style:parent-style-name="Text_20_body">
      <style:text-properties officeooo:rsid="004096eb" officeooo:paragraph-rsid="004096eb"/>
    </style:style>
    <style:style style:name="P21" style:family="paragraph" style:parent-style-name="Text_20_body">
      <style:text-properties officeooo:rsid="0044e4fd" officeooo:paragraph-rsid="0046424d"/>
    </style:style>
    <style:style style:name="P22" style:family="paragraph" style:parent-style-name="Text_20_body">
      <style:text-properties officeooo:rsid="0046424d" officeooo:paragraph-rsid="0046424d"/>
    </style:style>
    <style:style style:name="P23" style:family="paragraph" style:parent-style-name="Text_20_body">
      <style:text-properties officeooo:rsid="004b4b5b" officeooo:paragraph-rsid="004b4b5b"/>
    </style:style>
    <style:style style:name="P24" style:family="paragraph" style:parent-style-name="Text_20_body">
      <style:text-properties officeooo:rsid="00478887"/>
    </style:style>
    <style:style style:name="P25" style:family="paragraph" style:parent-style-name="Text_20_body">
      <style:text-properties officeooo:rsid="00519237" officeooo:paragraph-rsid="00519237"/>
    </style:style>
    <style:style style:name="P26" style:family="paragraph" style:parent-style-name="Text_20_body">
      <style:text-properties officeooo:rsid="005c37cd" officeooo:paragraph-rsid="005c37cd"/>
    </style:style>
    <style:style style:name="P27" style:family="paragraph" style:parent-style-name="Text_20_body">
      <style:text-properties officeooo:rsid="004ce42e" officeooo:paragraph-rsid="004ce42e"/>
    </style:style>
    <style:style style:name="P28" style:family="paragraph" style:parent-style-name="Text_20_body">
      <style:text-properties officeooo:rsid="005d5645" officeooo:paragraph-rsid="005d5645"/>
    </style:style>
    <style:style style:name="P29" style:family="paragraph" style:parent-style-name="Text_20_body">
      <style:text-properties officeooo:rsid="005e432e" officeooo:paragraph-rsid="005e432e"/>
    </style:style>
    <style:style style:name="P30" style:family="paragraph" style:parent-style-name="Text_20_body">
      <style:text-properties officeooo:rsid="00622739" officeooo:paragraph-rsid="00622739"/>
    </style:style>
    <style:style style:name="P31" style:family="paragraph" style:parent-style-name="Text_20_body">
      <style:text-properties officeooo:rsid="00639289" officeooo:paragraph-rsid="00639289"/>
    </style:style>
    <style:style style:name="P32" style:family="paragraph" style:parent-style-name="Text_20_body">
      <style:text-properties officeooo:rsid="006417d5" officeooo:paragraph-rsid="006417d5"/>
    </style:style>
    <style:style style:name="P33" style:family="paragraph" style:parent-style-name="Text_20_body">
      <style:text-properties officeooo:rsid="0065fe79" officeooo:paragraph-rsid="0065fe79"/>
    </style:style>
    <style:style style:name="P34" style:family="paragraph" style:parent-style-name="Text_20_body">
      <style:text-properties officeooo:rsid="006733c9" officeooo:paragraph-rsid="006733c9"/>
    </style:style>
    <style:style style:name="P35" style:family="paragraph" style:parent-style-name="Text_20_body">
      <style:text-properties officeooo:rsid="00683435" officeooo:paragraph-rsid="0068cbf3"/>
    </style:style>
    <style:style style:name="P36" style:family="paragraph" style:parent-style-name="Text_20_body">
      <style:text-properties officeooo:rsid="0069c989" officeooo:paragraph-rsid="006b9195"/>
    </style:style>
    <style:style style:name="P37" style:family="paragraph" style:parent-style-name="Text_20_body">
      <style:text-properties officeooo:rsid="006c4ffc" officeooo:paragraph-rsid="006c4ffc"/>
    </style:style>
    <style:style style:name="P38" style:family="paragraph" style:parent-style-name="Text_20_body">
      <style:paragraph-properties fo:margin-top="0in" fo:margin-bottom="0.1in" style:contextual-spacing="true"/>
      <style:text-properties style:font-name="Liberation Mono" fo:font-size="10pt" officeooo:rsid="00246277" officeooo:paragraph-rsid="00246277" style:font-size-asian="10pt" style:font-size-complex="10pt"/>
    </style:style>
    <style:style style:name="P39" style:family="paragraph" style:parent-style-name="Text_20_body">
      <style:paragraph-properties fo:margin-top="0in" fo:margin-bottom="0.1in" style:contextual-spacing="true"/>
      <style:text-properties style:font-name="Liberation Mono" fo:font-size="10pt" officeooo:rsid="00246277" officeooo:paragraph-rsid="002ce92b" style:font-size-asian="10pt" style:font-size-complex="10pt"/>
    </style:style>
    <style:style style:name="P40" style:family="paragraph" style:parent-style-name="Text_20_body">
      <style:paragraph-properties fo:margin-top="0in" fo:margin-bottom="0.1in" style:contextual-spacing="true"/>
      <style:text-properties style:font-name="Liberation Mono" fo:font-size="10pt" officeooo:rsid="00246277" officeooo:paragraph-rsid="00335f85" style:font-size-asian="10pt" style:font-size-complex="10pt"/>
    </style:style>
    <style:style style:name="P41" style:family="paragraph" style:parent-style-name="Text_20_body">
      <style:paragraph-properties fo:margin-top="0in" fo:margin-bottom="0.1in" style:contextual-spacing="true"/>
      <style:text-properties officeooo:rsid="00323c7c" officeooo:paragraph-rsid="00323c7c"/>
    </style:style>
    <style:style style:name="P42" style:family="paragraph" style:parent-style-name="Text_20_body">
      <style:paragraph-properties fo:margin-top="0in" fo:margin-bottom="0.1in" style:contextual-spacing="true"/>
      <style:text-properties officeooo:rsid="00323c7c" officeooo:paragraph-rsid="00335f85"/>
    </style:style>
    <style:style style:name="P43" style:family="paragraph" style:parent-style-name="Text_20_body">
      <style:paragraph-properties fo:margin-top="0in" fo:margin-bottom="0.1in" style:contextual-spacing="true"/>
      <style:text-properties officeooo:rsid="00323c7c" officeooo:paragraph-rsid="0046424d"/>
    </style:style>
    <style:style style:name="P44" style:family="paragraph" style:parent-style-name="Text_20_body">
      <style:paragraph-properties fo:margin-top="0in" fo:margin-bottom="0.1in" style:contextual-spacing="true"/>
      <style:text-properties officeooo:rsid="00622739" officeooo:paragraph-rsid="00622739"/>
    </style:style>
    <style:style style:name="P45" style:family="paragraph" style:parent-style-name="Text_20_body">
      <style:paragraph-properties fo:margin-top="0in" fo:margin-bottom="0.1in" style:contextual-spacing="true"/>
      <style:text-properties officeooo:paragraph-rsid="00622739"/>
    </style:style>
    <style:style style:name="P46" style:family="paragraph" style:parent-style-name="Standard" style:list-style-name="L1">
      <style:text-properties fo:font-style="normal" style:font-style-asian="normal" style:font-style-complex="normal"/>
    </style:style>
    <style:style style:name="P47" style:family="paragraph" style:parent-style-name="Standard">
      <style:text-properties officeooo:rsid="005c37cd"/>
    </style:style>
    <style:style style:name="P48" style:family="paragraph" style:parent-style-name="Text_20_body" style:list-style-name="L2">
      <style:text-properties fo:font-style="normal" style:font-style-asian="normal" style:font-style-complex="normal"/>
    </style:style>
    <style:style style:name="P49" style:family="paragraph" style:parent-style-name="Text_20_body" style:list-style-name="L3">
      <style:text-properties fo:font-style="normal" style:font-style-asian="normal" style:font-style-complex="normal"/>
    </style:style>
    <style:style style:name="P50" style:family="paragraph" style:parent-style-name="Text_20_body" style:list-style-name="L4">
      <style:text-properties fo:font-style="normal" style:font-style-asian="normal" style:font-style-complex="normal"/>
    </style:style>
    <style:style style:name="P51" style:family="paragraph" style:parent-style-name="Text_20_body" style:list-style-name="L5">
      <style:text-properties fo:font-style="normal" officeooo:rsid="00177a6a" officeooo:paragraph-rsid="00177a6a" style:font-style-asian="normal" style:font-style-complex="normal"/>
    </style:style>
    <style:style style:name="P52" style:family="paragraph" style:parent-style-name="Text_20_body" style:list-style-name="L7">
      <style:text-properties fo:font-style="normal" officeooo:rsid="00313861" officeooo:paragraph-rsid="00313861" style:font-style-asian="normal" style:font-style-complex="normal"/>
    </style:style>
    <style:style style:name="P53" style:family="paragraph" style:parent-style-name="Text_20_body">
      <style:text-properties fo:font-style="normal" officeooo:rsid="005ec690" officeooo:paragraph-rsid="005ec690" style:font-style-asian="normal" style:font-style-complex="normal"/>
    </style:style>
    <style:style style:name="P54" style:family="paragraph" style:parent-style-name="Text_20_body">
      <style:text-properties fo:font-style="normal" officeooo:rsid="00609ec9" officeooo:paragraph-rsid="00609ec9" style:font-style-asian="normal" style:font-style-complex="normal"/>
    </style:style>
    <style:style style:name="P55" style:family="paragraph" style:parent-style-name="Text_20_body">
      <style:text-properties fo:font-style="normal" officeooo:rsid="006b9195" officeooo:paragraph-rsid="006b9195" style:font-style-asian="normal" style:font-style-complex="normal"/>
    </style:style>
    <style:style style:name="P56" style:family="paragraph" style:parent-style-name="Text_20_body" style:list-style-name="L5">
      <style:text-properties officeooo:rsid="00177a6a" officeooo:paragraph-rsid="00340a52"/>
    </style:style>
    <style:style style:name="P57" style:family="paragraph" style:parent-style-name="Text_20_body" style:list-style-name="L6">
      <style:text-properties officeooo:rsid="002a9681" officeooo:paragraph-rsid="002a9681"/>
    </style:style>
    <style:style style:name="P58" style:family="paragraph" style:parent-style-name="Text_20_body" style:list-style-name="L6">
      <style:text-properties officeooo:rsid="002a28eb" officeooo:paragraph-rsid="002a28eb"/>
    </style:style>
    <style:style style:name="P59" style:family="paragraph" style:parent-style-name="Text_20_body" style:list-style-name="L7">
      <style:text-properties officeooo:rsid="002ec67a" officeooo:paragraph-rsid="002ec67a"/>
    </style:style>
    <style:style style:name="P60" style:family="paragraph" style:parent-style-name="Text_20_body" style:list-style-name="L7">
      <style:text-properties officeooo:rsid="00313861" officeooo:paragraph-rsid="00313861"/>
    </style:style>
    <style:style style:name="P61" style:family="paragraph" style:parent-style-name="Text_20_body" style:list-style-name="L8"/>
    <style:style style:name="P62" style:family="paragraph" style:parent-style-name="Text_20_body" style:list-style-name="L8">
      <style:text-properties officeooo:rsid="0046424d" officeooo:paragraph-rsid="0046424d"/>
    </style:style>
    <style:style style:name="P63" style:family="paragraph" style:parent-style-name="Text_20_body" style:list-style-name="L8">
      <style:text-properties officeooo:rsid="00478887" officeooo:paragraph-rsid="00478887"/>
    </style:style>
    <style:style style:name="P64" style:family="paragraph" style:parent-style-name="Text_20_body" style:list-style-name="L9">
      <style:text-properties officeooo:rsid="00532985" officeooo:paragraph-rsid="00532985"/>
    </style:style>
    <style:style style:name="P65" style:family="paragraph" style:parent-style-name="Text_20_body" style:list-style-name="L10">
      <style:text-properties officeooo:rsid="00532985" officeooo:paragraph-rsid="00532985"/>
    </style:style>
    <style:style style:name="P66" style:family="paragraph" style:parent-style-name="Text_20_body" style:list-style-name="L10">
      <style:text-properties officeooo:rsid="005291d2" officeooo:paragraph-rsid="005291d2"/>
    </style:style>
    <style:style style:name="P67" style:family="paragraph" style:parent-style-name="Text_20_body" style:list-style-name="L10">
      <style:text-properties officeooo:rsid="00545d7f" officeooo:paragraph-rsid="00545d7f"/>
    </style:style>
    <style:style style:name="P68" style:family="paragraph" style:parent-style-name="Text_20_body">
      <style:text-properties officeooo:rsid="00639289" officeooo:paragraph-rsid="00639289"/>
    </style:style>
    <style:style style:name="P69" style:family="paragraph" style:parent-style-name="Text_20_body">
      <style:text-properties officeooo:rsid="006eca07" officeooo:paragraph-rsid="006eca07"/>
    </style:style>
    <style:style style:name="P70" style:family="paragraph" style:parent-style-name="Text_20_body">
      <style:text-properties officeooo:rsid="006f9043" officeooo:paragraph-rsid="006f94cf"/>
    </style:style>
    <style:style style:name="P71" style:family="paragraph" style:parent-style-name="Text_20_body">
      <style:text-properties officeooo:rsid="006f94cf" officeooo:paragraph-rsid="006f94cf"/>
    </style:style>
    <style:style style:name="P72" style:family="paragraph" style:parent-style-name="Text_20_body">
      <style:text-properties officeooo:rsid="006417d5" officeooo:paragraph-rsid="006417d5"/>
    </style:style>
    <style:style style:name="P73" style:family="paragraph" style:parent-style-name="Text_20_body">
      <style:text-properties officeooo:rsid="0072992a" officeooo:paragraph-rsid="0072992a"/>
    </style:style>
    <style:style style:name="P74" style:family="paragraph" style:parent-style-name="Text_20_body">
      <style:text-properties officeooo:rsid="0072992a" officeooo:paragraph-rsid="007487f1"/>
    </style:style>
    <style:style style:name="P75" style:family="paragraph" style:parent-style-name="Text_20_body">
      <style:text-properties officeooo:rsid="007487f1" officeooo:paragraph-rsid="007487f1"/>
    </style:style>
    <style:style style:name="P76" style:family="paragraph" style:parent-style-name="Text_20_body" style:list-style-name="L8">
      <style:paragraph-properties fo:margin-top="0in" fo:margin-bottom="0.1in" style:contextual-spacing="true"/>
      <style:text-properties officeooo:rsid="00323c7c" officeooo:paragraph-rsid="00478887"/>
    </style:style>
    <style:style style:name="P77" style:family="paragraph" style:parent-style-name="Text_20_body" style:list-style-name="L8">
      <style:paragraph-properties fo:margin-top="0in" fo:margin-bottom="0.1in" style:contextual-spacing="true"/>
      <style:text-properties officeooo:rsid="00323c7c" officeooo:paragraph-rsid="00622739"/>
    </style:style>
    <style:style style:name="P78" style:family="paragraph" style:parent-style-name="Text_20_body" style:list-style-name="L8">
      <style:paragraph-properties fo:margin-top="0in" fo:margin-bottom="0.1in" style:contextual-spacing="true"/>
      <style:text-properties officeooo:rsid="00323c7c" officeooo:paragraph-rsid="006f94cf"/>
    </style:style>
    <style:style style:name="P79" style:family="paragraph" style:parent-style-name="Text_20_body" style:list-style-name="L8">
      <style:paragraph-properties fo:margin-top="0in" fo:margin-bottom="0.1in" style:contextual-spacing="true"/>
      <style:text-properties officeooo:paragraph-rsid="00478887"/>
    </style:style>
    <style:style style:name="P80" style:family="paragraph" style:parent-style-name="Text_20_body" style:list-style-name="L8">
      <style:paragraph-properties fo:margin-top="0in" fo:margin-bottom="0.1in" style:contextual-spacing="true"/>
      <style:text-properties officeooo:rsid="00622739" officeooo:paragraph-rsid="00622739"/>
    </style:style>
    <style:style style:name="P81" style:family="paragraph" style:parent-style-name="Heading_20_1">
      <style:text-properties fo:font-style="normal" style:font-style-asian="normal" style:font-style-complex="normal"/>
    </style:style>
    <style:style style:name="P82" style:family="paragraph" style:parent-style-name="Heading_20_1">
      <style:text-properties fo:font-style="normal" officeooo:rsid="0019352c" officeooo:paragraph-rsid="0019352c" style:font-style-asian="normal" style:font-style-complex="normal"/>
    </style:style>
    <style:style style:name="P83" style:family="paragraph" style:parent-style-name="Heading_20_1">
      <style:text-properties officeooo:paragraph-rsid="00340a52"/>
    </style:style>
    <style:style style:name="P84" style:family="paragraph" style:parent-style-name="Heading_20_1">
      <style:text-properties officeooo:paragraph-rsid="0065fe79"/>
    </style:style>
    <style:style style:name="P85" style:family="paragraph" style:parent-style-name="Heading_20_2">
      <style:text-properties fo:font-style="normal" style:text-underline-style="none" style:font-style-asian="normal" style:font-style-complex="normal"/>
    </style:style>
    <style:style style:name="P86" style:family="paragraph" style:parent-style-name="Heading_20_3">
      <style:text-properties fo:font-style="normal" style:font-style-asian="normal" style:font-style-complex="normal"/>
    </style:style>
    <style:style style:name="P87" style:family="paragraph" style:parent-style-name="Heading_20_3">
      <style:text-properties fo:font-style="normal" style:text-underline-style="none" style:font-style-asian="normal" style:font-style-complex="normal"/>
    </style:style>
    <style:style style:name="P88" style:family="paragraph" style:parent-style-name="Heading_20_3">
      <style:text-properties officeooo:rsid="004be4f1" officeooo:paragraph-rsid="004be4f1"/>
    </style:style>
    <style:style style:name="T1" style:family="text">
      <style:text-properties fo:font-style="italic" style:font-style-asian="italic" style:font-style-complex="italic"/>
    </style:style>
    <style:style style:name="T2" style:family="text">
      <style:text-properties fo:font-style="italic" officeooo:rsid="002533fb" style:font-style-asian="italic" style:font-style-complex="italic"/>
    </style:style>
    <style:style style:name="T3" style:family="text">
      <style:text-properties fo:font-style="italic" officeooo:rsid="004e97d6" style:font-style-asian="italic" style:font-style-complex="italic"/>
    </style:style>
    <style:style style:name="T4" style:family="text">
      <style:text-properties fo:font-style="italic" officeooo:rsid="005e432e" style:font-style-asian="italic" style:font-style-complex="italic"/>
    </style:style>
    <style:style style:name="T5" style:family="text">
      <style:text-properties fo:font-style="italic" officeooo:rsid="005ec690" style:font-style-asian="italic" style:font-style-complex="italic"/>
    </style:style>
    <style:style style:name="T6" style:family="text">
      <style:text-properties fo:font-style="italic" officeooo:rsid="006733c9"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88b9" style:font-style-asian="normal" style:font-style-complex="normal"/>
    </style:style>
    <style:style style:name="T9" style:family="text">
      <style:text-properties fo:font-style="normal" officeooo:rsid="001e5756" style:font-style-asian="normal" style:font-style-complex="normal"/>
    </style:style>
    <style:style style:name="T10" style:family="text">
      <style:text-properties fo:font-style="normal" officeooo:rsid="00239561" style:font-style-asian="normal" style:font-style-complex="normal"/>
    </style:style>
    <style:style style:name="T11" style:family="text">
      <style:text-properties fo:font-style="normal" officeooo:rsid="0023ef70" style:font-style-asian="normal" style:font-style-complex="normal"/>
    </style:style>
    <style:style style:name="T12" style:family="text">
      <style:text-properties fo:font-style="normal" officeooo:rsid="00246277" style:font-style-asian="normal" style:font-style-complex="normal"/>
    </style:style>
    <style:style style:name="T13" style:family="text">
      <style:text-properties fo:font-style="normal" officeooo:rsid="002533fb" style:font-style-asian="normal" style:font-style-complex="normal"/>
    </style:style>
    <style:style style:name="T14" style:family="text">
      <style:text-properties fo:font-style="normal" officeooo:rsid="0026b06f" style:font-style-asian="normal" style:font-style-complex="normal"/>
    </style:style>
    <style:style style:name="T15" style:family="text">
      <style:text-properties fo:font-style="normal" officeooo:rsid="0028ae83" style:font-style-asian="normal" style:font-style-complex="normal"/>
    </style:style>
    <style:style style:name="T16" style:family="text">
      <style:text-properties fo:font-style="normal" officeooo:rsid="002a28eb" style:font-style-asian="normal" style:font-style-complex="normal"/>
    </style:style>
    <style:style style:name="T17" style:family="text">
      <style:text-properties fo:font-style="normal" officeooo:rsid="002a9681" style:font-style-asian="normal" style:font-style-complex="normal"/>
    </style:style>
    <style:style style:name="T18" style:family="text">
      <style:text-properties fo:font-style="normal" officeooo:rsid="002acb83" style:font-style-asian="normal" style:font-style-complex="normal"/>
    </style:style>
    <style:style style:name="T19" style:family="text">
      <style:text-properties fo:font-style="normal" officeooo:rsid="002c89f4" style:font-style-asian="normal" style:font-style-complex="normal"/>
    </style:style>
    <style:style style:name="T20" style:family="text">
      <style:text-properties fo:font-style="normal" officeooo:rsid="002ec67a" style:font-style-asian="normal" style:font-style-complex="normal"/>
    </style:style>
    <style:style style:name="T21" style:family="text">
      <style:text-properties fo:font-style="normal" officeooo:rsid="002ef2c0" style:font-style-asian="normal" style:font-style-complex="normal"/>
    </style:style>
    <style:style style:name="T22" style:family="text">
      <style:text-properties fo:font-style="normal" officeooo:rsid="00300852" style:font-style-asian="normal" style:font-style-complex="normal"/>
    </style:style>
    <style:style style:name="T23" style:family="text">
      <style:text-properties fo:font-style="normal" officeooo:rsid="003cba77" style:font-style-asian="normal" style:font-style-complex="normal"/>
    </style:style>
    <style:style style:name="T24" style:family="text">
      <style:text-properties fo:font-style="normal" officeooo:rsid="003d3d2a" style:font-style-asian="normal" style:font-style-complex="normal"/>
    </style:style>
    <style:style style:name="T25" style:family="text">
      <style:text-properties fo:font-style="normal" officeooo:rsid="004e97d6" style:font-style-asian="normal" style:font-style-complex="normal"/>
    </style:style>
    <style:style style:name="T26" style:family="text">
      <style:text-properties fo:font-style="normal" officeooo:rsid="005d5645" style:font-style-asian="normal" style:font-style-complex="normal"/>
    </style:style>
    <style:style style:name="T27" style:family="text">
      <style:text-properties fo:font-style="normal" officeooo:rsid="005e432e" style:font-style-asian="normal" style:font-style-complex="normal"/>
    </style:style>
    <style:style style:name="T28" style:family="text">
      <style:text-properties fo:font-style="normal" officeooo:rsid="005ec690" style:font-style-asian="normal" style:font-style-complex="normal"/>
    </style:style>
    <style:style style:name="T29" style:family="text">
      <style:text-properties fo:font-style="normal" officeooo:rsid="006733c9" style:font-style-asian="normal" style:font-style-complex="normal"/>
    </style:style>
    <style:style style:name="T30" style:family="text">
      <style:text-properties fo:font-style="normal" officeooo:rsid="00679b6d" style:font-style-asian="normal" style:font-style-complex="normal"/>
    </style:style>
    <style:style style:name="T31" style:family="text">
      <style:text-properties fo:font-style="normal" officeooo:rsid="00683435" style:font-style-asian="normal" style:font-style-complex="normal"/>
    </style:style>
    <style:style style:name="T32" style:family="text">
      <style:text-properties fo:font-style="normal" officeooo:rsid="0068cbf3" style:font-style-asian="normal" style:font-style-complex="normal"/>
    </style:style>
    <style:style style:name="T33" style:family="text">
      <style:text-properties fo:font-style="normal" officeooo:rsid="0069c989" style:font-style-asian="normal" style:font-style-complex="normal"/>
    </style:style>
    <style:style style:name="T34" style:family="text">
      <style:text-properties fo:font-style="normal" officeooo:rsid="006b9195" style:font-style-asian="normal" style:font-style-complex="normal"/>
    </style:style>
    <style:style style:name="T35" style:family="text">
      <style:text-properties fo:font-style="normal" officeooo:rsid="006d6ea1" style:font-style-asian="normal" style:font-style-complex="normal"/>
    </style:style>
    <style:style style:name="T36" style:family="text">
      <style:text-properties fo:font-style="normal" officeooo:rsid="007487f1"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style:text-underline-style="none"/>
    </style:style>
    <style:style style:name="T39" style:family="text">
      <style:text-properties officeooo:rsid="00177a6a"/>
    </style:style>
    <style:style style:name="T40" style:family="text">
      <style:text-properties officeooo:rsid="00246277"/>
    </style:style>
    <style:style style:name="T41" style:family="text">
      <style:text-properties officeooo:rsid="002533fb"/>
    </style:style>
    <style:style style:name="T42" style:family="text">
      <style:text-properties officeooo:rsid="002ce92b"/>
    </style:style>
    <style:style style:name="T43" style:family="text">
      <style:text-properties officeooo:rsid="00323c7c"/>
    </style:style>
    <style:style style:name="T44" style:family="text">
      <style:text-properties officeooo:rsid="00335f85"/>
    </style:style>
    <style:style style:name="T45" style:family="text">
      <style:text-properties style:font-name="Liberation Serif" officeooo:rsid="00335f85"/>
    </style:style>
    <style:style style:name="T46" style:family="text">
      <style:text-properties style:font-name="Liberation Serif" fo:font-size="11pt" officeooo:rsid="00335f85" style:font-size-asian="11pt" style:font-size-complex="11pt"/>
    </style:style>
    <style:style style:name="T47" style:family="text">
      <style:text-properties officeooo:rsid="00398634"/>
    </style:style>
    <style:style style:name="T48" style:family="text">
      <style:text-properties officeooo:rsid="003d701d"/>
    </style:style>
    <style:style style:name="T49" style:family="text">
      <style:text-properties officeooo:rsid="0041f211"/>
    </style:style>
    <style:style style:name="T50" style:family="text">
      <style:text-properties officeooo:rsid="0046424d"/>
    </style:style>
    <style:style style:name="T51" style:family="text">
      <style:text-properties officeooo:rsid="0047664f"/>
    </style:style>
    <style:style style:name="T52" style:family="text">
      <style:text-properties officeooo:rsid="00478887"/>
    </style:style>
    <style:style style:name="T53" style:family="text">
      <style:text-properties officeooo:rsid="00498331"/>
    </style:style>
    <style:style style:name="T54" style:family="text">
      <style:text-properties officeooo:rsid="004be4f1"/>
    </style:style>
    <style:style style:name="T55" style:family="text">
      <style:text-properties officeooo:rsid="004e97d6"/>
    </style:style>
    <style:style style:name="T56" style:family="text">
      <style:text-properties officeooo:rsid="004f9130"/>
    </style:style>
    <style:style style:name="T57" style:family="text">
      <style:text-properties officeooo:rsid="005291d2"/>
    </style:style>
    <style:style style:name="T58" style:family="text">
      <style:text-properties officeooo:rsid="0053dfbb"/>
    </style:style>
    <style:style style:name="T59" style:family="text">
      <style:text-properties officeooo:rsid="00554b6c"/>
    </style:style>
    <style:style style:name="T60" style:family="text">
      <style:text-properties officeooo:rsid="00574ae1"/>
    </style:style>
    <style:style style:name="T61" style:family="text">
      <style:text-properties officeooo:rsid="005922c3"/>
    </style:style>
    <style:style style:name="T62" style:family="text">
      <style:text-properties officeooo:rsid="005b0ef5"/>
    </style:style>
    <style:style style:name="T63" style:family="text">
      <style:text-properties officeooo:rsid="005cbd14"/>
    </style:style>
    <style:style style:name="T64" style:family="text">
      <style:text-properties officeooo:rsid="00622739"/>
    </style:style>
    <style:style style:name="T65" style:family="text">
      <style:text-properties officeooo:rsid="00639289"/>
    </style:style>
    <style:style style:name="T66" style:family="text">
      <style:text-properties officeooo:rsid="006579b8"/>
    </style:style>
    <style:style style:name="T67" style:family="text">
      <style:text-properties officeooo:rsid="006733c9"/>
    </style:style>
    <style:style style:name="T68" style:family="text">
      <style:text-properties officeooo:rsid="006d6ea1"/>
    </style:style>
    <style:style style:name="T69" style:family="text">
      <style:text-properties officeooo:rsid="006f94cf"/>
    </style:style>
    <style:style style:name="T70" style:family="text">
      <style:text-properties officeooo:rsid="00709bae"/>
    </style:style>
    <style:style style:name="T71" style:family="text">
      <style:text-properties officeooo:rsid="007565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P37">&gt;&gt;&gt;need to add copyright and license notice</text:p>
      <text:p text:style-name="Text_20_body"><text:date style:data-style-name="N84" text:date-value="2014-07-22T21:24:35.849656853" text:fixed="true">2014-07-22</text:date></text:p>
      <text:p text:style-name="Standard"/>
      <text:p text:style-name="Standard">This is in <text:span text:style-name="T66">largely</text:span> random order for now...</text:p>
      <text:p text:style-name="Standard">But it <text:span text:style-name="T1">is</text:span><text:span text:style-name="T7"> information about the design of Mist. Primarily the design of Mist’s </text:span><text:span text:style-name="T1">implementation</text:span><text:span text:style-name="T7">, as opposed to its language design.</text:span></text:p>
      <text:p text:style-name="P2"/>
      <text:h text:style-name="P81"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6067043270173429839" text:style-name="L1">
        <text:list-item>
          <text:p text:style-name="P46">Single-threaded. Mist (initially) has no concurrency mechanism. There will be something later, likely a variant of the Actor model based on asynchronous message sending.</text:p>
        </text:list-item>
        <text:list-item>
          <text:p text:style-name="P46">Super/self. Mist has no super send, but there are somewhat similar special rules for self sends. In some cases, this allows self sends to be early-bound – that is, the invoked method can be determined at compile time.</text:p>
          <text:p text:style-name="P46"/>
        </text:list-item>
      </text:list>
      <text:h text:style-name="P81" text:outline-level="1">Deployment Models</text:h>
      <text:p text:style-name="P7">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1760037553947897949" text:style-name="L2">
        <text:list-item>
          <text:p text:style-name="P48">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48"><text:soft-page-break/>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48">Mist as a library. A Mist program defines some entry points, and is compiled as a .so shared object file. There is no “main” here, there are only entry points that can be called from a program written in any language.</text:p>
        </text:list-item>
        <text:list-item>
          <text:p text:style-name="P48">Mist scripts. A Mist executable image is created that can be the interpreter for a #! script. The script contains Mist source code which is compiled and executed by the Mist image.</text:p>
        </text:list-item>
      </text:list>
      <text:p text:style-name="P7">The executable image is the first model to be implemented, and the one covered in the most detail in this document.</text:p>
      <text:h text:style-name="P81" text:outline-level="1">Image Format</text:h>
      <text:p text:style-name="Text_20_body"><text:span text:style-name="T7">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7">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81" text:outline-level="1">Methods</text:h>
      <text:p text:style-name="P7">In a traditional Smalltalk implementation, most of the code of the system exists as bytecodes in instances of CompiledMethod. The virtual machine provides the rest of the code: </text:p>
      <text:list xml:id="list2309405214872539970" text:style-name="L3">
        <text:list-item>
          <text:p text:style-name="P49">A bytecode interpreter implementing language-level features like assigning to variables, sending messages, and returning from methods</text:p>
        </text:list-item>
        <text:list-item>
          <text:p text:style-name="P49">Memory management code, including object allocation and garbage collection</text:p>
        </text:list-item>
        <text:list-item>
          <text:p text:style-name="P49">Implementations of the primitive methods</text:p>
        </text:list-item>
      </text:list>
      <text:p text:style-name="P7">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Text_20_body"><text:span text:style-name="T7">Mist methods are first compiled from source code to an intermediate code known as Fog. The Fog code </text:span><text:soft-page-break/><text:span text:style-name="T7">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span></text:p>
      <text:h text:style-name="P86" text:outline-level="3">Primitive Methods</text:h>
      <text:p text:style-name="P7">Mist, like Smalltalk, only supports a very few basic operations at the language level. All the language lets you do is:</text:p>
      <text:list xml:id="list1925065234041843181" text:style-name="L4">
        <text:list-item>
          <text:p text:style-name="P50">Specify a limited set of objects literally (numbers, strings, symbols, arrays, blocks...)</text:p>
        </text:list-item>
        <text:list-item>
          <text:p text:style-name="P50">Reference a few special constant objects (nil, true, false)</text:p>
        </text:list-item>
        <text:list-item>
          <text:p text:style-name="P50">Reference the implicit temporary variable “self”</text:p>
        </text:list-item>
        <text:list-item>
          <text:p text:style-name="P50">Declare formal parameters and temporary variables</text:p>
        </text:list-item>
        <text:list-item>
          <text:p text:style-name="P50">Reference variables (parameters, temporaries, instance, shared)</text:p>
        </text:list-item>
        <text:list-item>
          <text:p text:style-name="P50">Assign to assignable variables</text:p>
        </text:list-item>
        <text:list-item>
          <text:p text:style-name="P50">Send messages</text:p>
        </text:list-item>
        <text:list-item>
          <text:p text:style-name="P50">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7"> that perform other necessary low-level operations, such as adding two integers together, or making a system call to the OS kernel. </text:span></text:p>
      <text:p text:style-name="P7">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7">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7">In Mist, there is no notion equivalent to the “primitive failure” of Smalltalk-80 and most Smalltalk <text:soft-page-break/>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7">&lt;insert example primitive here&gt;</text:p>
      <text:h text:style-name="P81" text:outline-level="1">Memory Management</text:h>
      <text:p text:style-name="P7">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7">Mist's garbage collector is <text:span text:style-name="T63">a </text:span>non-compacting <text:span text:style-name="T63">multi-pool allocator</text:span>.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text:span text:style-name="T63">O</text:span>bjects that require more than 8192 bytes are mmaped directly from the kernel, and munmapped upon garbage collection. <text:span text:style-name="T63">Large objects are expected to be relatively rare.</text:span></text:p>
      <text:p text:style-name="P7">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81" text:outline-level="1">Image Startup</text:h>
      <text:p text:style-name="P2"/>
      <text:p text:style-name="Standard"><text:span text:style-name="T7">The Mist image is an ELF64 executable. Its header object specifies that the entire file be loaded into memory at address 16r400000 and execution should start at an </text:span><text:span text:style-name="T1">initialization method</text:span><text:span text:style-name="T37">. </text:span></text:p>
      <text:p text:style-name="P3"/>
      <text:h text:style-name="P85" text:outline-level="2">Initial State</text:h>
      <text:h text:style-name="P87"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5">martin@mite /proc/23090 $ cat maps</text:p>
      <text:p text:style-name="P5">00400000-00402000 rwxp 00000000 08:03 12329631 <text:s text:c="25"/>&lt;path to image&gt;</text:p>
      <text:p text:style-name="P5">00402000-00502000 rwxp 00000000 00:00 0 <text:s text:c="33"/>[heap]</text:p>
      <text:p text:style-name="P5">7ffff7ffe000-7ffff7fff000 r-xp 00000000 00:00 0 <text:s text:c="25"/>[vdso]</text:p>
      <text:p text:style-name="P5">7ffffffdd000-7ffffffff000 rwxp 00000000 00:00 0 <text:s text:c="25"/>[stack]</text:p>
      <text:p text:style-name="P5">ffffffffff600000-ffffffffff601000 r-xp 00000000 00:00 0 <text:s text:c="17"/>[vsyscall]</text:p>
      <text:p text:style-name="P3"><text:soft-page-break/></text:p>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87" text:outline-level="3">Registers</text:h>
      <text:p text:style-name="P3">The contents of the general-purpose registers at startup looks like this:</text:p>
      <text:p text:style-name="P3"/>
      <text:p text:style-name="P6">(gdb) info registers</text:p>
      <text:p text:style-name="P6">rax <text:s text:c="11"/>0x0 <text:s text:c="5"/>0</text:p>
      <text:p text:style-name="P6">rbx <text:s text:c="11"/>0x0 <text:s text:c="5"/>0</text:p>
      <text:p text:style-name="P6">rcx <text:s text:c="11"/>0x0 <text:s text:c="5"/>0</text:p>
      <text:p text:style-name="P6">rdx <text:s text:c="11"/>0x0 <text:s text:c="5"/>0</text:p>
      <text:p text:style-name="P6">rsi <text:s text:c="11"/>0x0 <text:s text:c="5"/>0</text:p>
      <text:p text:style-name="P6">rdi <text:s text:c="11"/>0x0 <text:s text:c="5"/>0</text:p>
      <text:p text:style-name="P6">rbp <text:s text:c="11"/>0x0 <text:s text:c="5"/>0x0</text:p>
      <text:p text:style-name="P6">rsp <text:s text:c="11"/>0x7fffffffdac0 <text:s text:c="2"/>0x7fffffffdac0</text:p>
      <text:p text:style-name="P6">r8 <text:s text:c="12"/>0x0 <text:s text:c="5"/>0</text:p>
      <text:p text:style-name="P6">r9 <text:s text:c="12"/>0x0 <text:s text:c="5"/>0</text:p>
      <text:p text:style-name="P6">r10 <text:s text:c="11"/>0x0 <text:s text:c="5"/>0</text:p>
      <text:p text:style-name="P6">r11 <text:s text:c="11"/>0x0 <text:s text:c="5"/>0</text:p>
      <text:p text:style-name="P6">r12 <text:s text:c="11"/>0x0 <text:s text:c="5"/>0</text:p>
      <text:p text:style-name="P6">r13 <text:s text:c="11"/>0x0 <text:s text:c="5"/>0</text:p>
      <text:p text:style-name="P6">r14 <text:s text:c="11"/>0x0 <text:s text:c="5"/>0</text:p>
      <text:p text:style-name="P6">r15 <text:s text:c="11"/>0x0 <text:s text:c="5"/>0</text:p>
      <text:p text:style-name="P6">rip <text:s text:c="11"/>0x4001b1 0x4001b1</text:p>
      <text:p text:style-name="P6">eflags <text:s text:c="8"/>0x202 <text:s text:c="3"/>[ IF ]</text:p>
      <text:p text:style-name="P6">cs <text:s text:c="12"/>0x33 <text:s text:c="4"/>51</text:p>
      <text:p text:style-name="P6">ss <text:s text:c="12"/>0x2b <text:s text:c="4"/>43</text:p>
      <text:p text:style-name="P6">ds <text:s text:c="12"/>0x0 <text:s text:c="5"/>0</text:p>
      <text:p text:style-name="P6">es <text:s text:c="12"/>0x0 <text:s text:c="5"/>0</text:p>
      <text:p text:style-name="P6">fs <text:s text:c="12"/>0x0 <text:s text:c="5"/>0</text:p>
      <text:p text:style-name="P6">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text:soft-page-break/>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87" text:outline-level="3">Stack</text:h>
      <text:p text:style-name="P9">The kernel puts the arguments and environment variables of the process into the area after the stack pointer. The 64-bit word pointed to by rsp is the argument count.</text:p>
      <text:p text:style-name="P6">(gdb) x/g 0x7fffffffdac0</text:p>
      <text:p text:style-name="P6">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6">(gdb) x/4g 0x7fffffffdac0</text:p>
      <text:p text:style-name="P6">0x7fffffffdac0: 0x3 <text:s text:c="4"/>0x7fffffffde6b</text:p>
      <text:p text:style-name="P6">0x7fffffffdad0: 0x7fffffffde9d <text:s/>0x7fffffffdea1</text:p>
      <text:p text:style-name="P6"/>
      <text:p text:style-name="P3">They’re pointers into farther into the stuff in the stack area. They should point to null-terminated strings.</text:p>
      <text:p text:style-name="P3"/>
      <text:p text:style-name="P6">(gdb) x/s 0x7fffffffde6b</text:p>
      <text:p text:style-name="P6">0x7fffffffde6b: "/home/martin/Projects/Mist/pharo3.0/shared/test42"</text:p>
      <text:p text:style-name="P6">(gdb) x/s 0x7fffffffde9d</text:p>
      <text:p text:style-name="P6">0x7fffffffde9d: "foo"</text:p>
      <text:p text:style-name="P6">(gdb) x/s 0x7fffffffdea1</text:p>
      <text:p text:style-name="P6">0x7fffffffdea1: "bar"</text:p>
      <text:p text:style-name="P3"/>
      <text:p text:style-name="P3">And indeed they do. So that’s how the arguments work, what about the environment? The environment is supposed to follow the arguments, after a zero word. Let’s see:</text:p>
      <text:p text:style-name="P3"/>
      <text:p text:style-name="P6">0x7fffffffdac0: 0x0000000000000003 <text:s text:c="5"/>0x00007fffffffde6b</text:p>
      <text:p text:style-name="P6">0x7fffffffdad0: 0x00007fffffffde9d <text:s text:c="5"/>0x00007fffffffdea1</text:p>
      <text:p text:style-name="P6">0x7fffffffdae0: 0x0000000000000000 <text:s text:c="5"/>0x00007fffffffdea5</text:p>
      <text:p text:style-name="P3"/>
      <text:p text:style-name="P3">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6">(gdb) x/s 0x00007fffffffefb0</text:p>
      <text:p text:style-name="P6">0x7fffffffefb0: "OPENCL_PROFILE=nvidia"</text:p>
      <text:p text:style-name="P6"/>
      <text:p text:style-name="P1"><text:span text:style-name="T38">But – </text:span><text:span text:style-name="T37">We still have some unaccounted space. What is this?</text:span></text:p>
      <text:p text:style-name="P3"/>
      <text:p text:style-name="P6">0x7fffffffdd00: 0x00007fffffffefb0 <text:s text:c="5"/>0x0000000000000000</text:p>
      <text:p text:style-name="P6">0x7fffffffdd10: 0x0000000000000021</text:p>
      <text:p text:style-name="P3"/>
      <text:p text:style-name="P3">The first pointer is the pointer to the environment string for OPENCL_PROFILE. Next comes the null pointer. And that’s the end of what I’ve seen documented. </text:p>
      <text:p text:style-name="P3"><text:soft-page-break/></text:p>
      <text:p text:style-name="P3">But there’s clearly more, let’s see if it’s anything obvious. That first word is 16r21. What’s after that?</text:p>
      <text:p text:style-name="P3"/>
      <text:p text:style-name="P6">0x7fffffffdd00: 0x00007fffffffefb0 <text:s text:c="5"/>0x0000000000000000</text:p>
      <text:p text:style-name="P6">0x7fffffffdd10: 0x0000000000000021 <text:s text:c="5"/>0x00007ffff7ffe000</text:p>
      <text:p text:style-name="P6">0x7fffffffdd20: 0x0000000000000010 <text:s text:c="5"/>0x00000000bfebfbff</text:p>
      <text:p text:style-name="P6">0x7fffffffdd30: 0x0000000000000006 <text:s text:c="5"/>0x0000000000001000</text:p>
      <text:p text:style-name="P6">0x7fffffffdd40: 0x0000000000000011 <text:s text:c="5"/>0x0000000000000064</text:p>
      <text:p text:style-name="P6">0x7fffffffdd50: 0x0000000000000003 <text:s text:c="5"/>0x0000000000400040</text:p>
      <text:p text:style-name="P6">0x7fffffffdd60: 0x0000000000000004 <text:s text:c="5"/>0x0000000000000038</text:p>
      <text:p text:style-name="P6">0x7fffffffdd70: 0x0000000000000005 <text:s text:c="5"/>0x0000000000000001</text:p>
      <text:p text:style-name="P6">0x7fffffffdd80: 0x0000000000000007 <text:s text:c="5"/>0x0000000000000000</text:p>
      <text:p text:style-name="P6">0x7fffffffdd90: 0x0000000000000008 <text:s text:c="5"/>0x0000000000000000</text:p>
      <text:p text:style-name="P6">0x7fffffffdda0: 0x0000000000000009 <text:s text:c="5"/>0x00000000004001b0</text:p>
      <text:p text:style-name="P6">0x7fffffffddb0: 0x000000000000000b <text:s text:c="5"/>0x00000000000003e8</text:p>
      <text:p text:style-name="P6">0x7fffffffddc0: 0x000000000000000c <text:s text:c="5"/>0x00000000000003e8</text:p>
      <text:p text:style-name="P6">0x7fffffffddd0: 0x000000000000000d <text:s text:c="5"/>0x00000000000003e8</text:p>
      <text:p text:style-name="P6">0x7fffffffdde0: 0x000000000000000e <text:s text:c="5"/>0x00000000000003e8</text:p>
      <text:p text:style-name="P6">0x7fffffffddf0: 0x0000000000000017 <text:s text:c="5"/>0x0000000000000000</text:p>
      <text:p text:style-name="P6">0x7fffffffde00: 0x0000000000000019 <text:s text:c="5"/>0x00007fffffffde49</text:p>
      <text:p text:style-name="P6">0x7fffffffde10: 0x000000000000001f <text:s text:c="5"/>0x00007fffffffefc6</text:p>
      <text:p text:style-name="P6">0x7fffffffde20: 0x000000000000000f <text:s text:c="5"/>0x00007fffffffde59</text:p>
      <text:p text:style-name="P6">0x7fffffffde30: 0x0000000000000000 <text:s text:c="5"/>0x0000000000000000</text:p>
      <text:p text:style-name="P6">0x7fffffffde40: 0x0000000000000000 <text:s text:c="5"/>0x001d41f5d83fea00</text:p>
      <text:p text:style-name="P6">0x7fffffffde50: 0xa7b63b8fdfd1d49b <text:s text:c="5"/>0x0034365f36387868</text:p>
      <text:p text:style-name="P6">0x7fffffffde60: 0x0000000000000000 <text:s text:c="5"/>0x656d6f682f000000</text:p>
      <text:p text:style-name="P6"/>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85" text:outline-level="2">Startup Sequence</text:h>
      <text:p text:style-name="P3"/>
      <text:p text:style-name="P3"/>
      <text:p text:style-name="P3"/>
      <text:p text:style-name="P3">The initialization method is special in that it never returns, since it has no sender. </text:p>
      <text:p text:style-name="P3"/>
      <text:p text:style-name="P4">&gt;&gt;&gt; needs completion</text:p>
      <text:p text:style-name="P3"/>
      <text:p text:style-name="P3"/>
      <text:h text:style-name="P83" text:outline-level="1">No-Virtual-Machine <text:span text:style-name="T39">Gotchas</text:span></text:h>
      <text:p text:style-name="Standard">Mist does not run on a virtual machine, but on a physical machine (initially, just X86_64). There are some primitive methods, but they are small and simple. Everything else is written in Mist. This <text:soft-page-break/>conceptual self-recursion can, if care is not taken, lead to actual runtime infinite recursion. For instance:</text:p>
      <text:p text:style-name="Standard"/>
      <text:list xml:id="list3872423817763624109" text:style-name="L5">
        <text:list-item>
          <text:p text:style-name="P56"><text:span text:style-name="T7">Method lookup is done by executing Mist code. Therefore, to avoid infinite recursion, the Mist code used to look up methods in dictionaries must </text:span><text:span text:style-name="T1">not </text:span><text:span text:style-name="T7">do any method lookups, even though it does (of course) send messages. See the Method Lookup section.</text:span></text:p>
        </text:list-item>
        <text:list-item>
          <text:p text:style-name="P51">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0"><text:span text:style-name="T7">Th</text:span><text:span text:style-name="T8">ese requirements can get a little tricky, but there are solutions</text:span><text:span text:style-name="T7">. See the sections </text:span><text:span text:style-name="T9">referenced above</text:span><text:span text:style-name="T7">.</text:span></text:p>
      <text:h text:style-name="P82" text:outline-level="1">Blocks</text:h>
      <text:p text:style-name="P11"><text:span text:style-name="T10">Starting with </text:span><text:span text:style-name="T7">Smalltalk-80, </text:span><text:span text:style-name="T10">messages to code </text:span><text:span text:style-name="T1">blocks</text:span><text:span text:style-name="T7"> </text:span><text:span text:style-name="T10">have been used to implement the flow-of-control operations that in most other languages are part of the language itself. Mist follows in this tradition. In Smalltalk-80, blocks </text:span><text:span text:style-name="T7">were not closures. Most modern Smalltalk implementations implement blocks as closures, as does Mist. A </text:span><text:span text:style-name="T1">closure</text:span><text:span text:style-name="T7">, in general, is a function that captures the variables in its environment. </text:span><text:span text:style-name="T10">To see what that means in the context of Mist, </text:span><text:span text:style-name="T12">let’s look at </text:span><text:span text:style-name="T18">an</text:span><text:span text:style-name="T12"> example.</text:span></text:p>
      <text:p text:style-name="P13">Block example 1</text:p>
      <text:p text:style-name="P38"><text:span text:style-name="Code">gcMark</text:span></text:p>
      <text:p text:style-name="P38"><text:span text:style-name="Code"><text:s text:c="3"/>isGcMarked ifFalse: [isGcMarked := true.</text:span></text:p>
      <text:p text:style-name="P38"><text:span text:style-name="Code"><text:s text:c="24"/>self allReferencesDo: [:each | each gcMark]]</text:span></text:p>
      <text:p text:style-name="P11"><text:span text:style-name="T40">This, incidentally, is the heart of the “mark” part of a mark-sweep garbage collector such as Mist’s. The method sends one message, </text:span><text:span text:style-name="Code">#ifFalse:</text:span><text:span text:style-name="T41">, to an instance variable of the receiver, </text:span><text:span text:style-name="Code">isGcMarked</text:span><text:span text:style-name="T41">. The argument to the message is given as a </text:span><text:span text:style-name="T2">block literal</text:span><text:span text:style-name="T13">, some code delimited with square brackets. The block literal specifies what kind of closure should actually be passed to the message send at runtime. This particular block literal contains another block literal. The inner block takes a single argument, </text:span><text:span text:style-name="Code">each</text:span><text:span text:style-name="T14">, </text:span><text:span text:style-name="T13">and </text:span><text:span text:style-name="T15">sends</text:span><text:span text:style-name="T13"> that argument one message, </text:span><text:span text:style-name="Code">gcMark</text:span><text:span text:style-name="T13">. It does not make reference to any other variables. </text:span><text:span text:style-name="T14">The outer block, </text:span><text:span text:style-name="T15">however, </text:span><text:span text:style-name="T16">does reference variables from the environment in which it is defined. It references </text:span><text:span text:style-name="Code">self</text:span><text:span text:style-name="T16">, and and instance variable of </text:span><text:span text:style-name="Code">self</text:span><text:span text:style-name="T16">, </text:span><text:span text:style-name="Code">isGcMarked</text:span><text:span text:style-name="T16">. In general, code within a block literal may refer to any of the following </text:span><text:span text:style-name="T19">variables and constants in its environment</text:span><text:span text:style-name="T16">:</text:span></text:p>
      <text:list xml:id="list3822661744753965813" text:style-name="L6">
        <text:list-item>
          <text:p text:style-name="P57">Its own formal parameters</text:p>
        </text:list-item>
        <text:list-item>
          <text:p text:style-name="P57">Its own declared temporary variables</text:p>
        </text:list-item>
        <text:list-item>
          <text:p text:style-name="P57">Formal parameters and temporary variables declared in any block literal in which it is appears. <text:soft-page-break/>Block literals may contain block literals, to an arbitrarily deep level. Each block literal has access to variables from any level which is “outer” relative to them.</text:p>
        </text:list-item>
        <text:list-item>
          <text:p text:style-name="P57">Formal parameters and temporary variables declared in the method in which it appears. </text:p>
        </text:list-item>
        <text:list-item>
          <text:p text:style-name="P58"><text:span text:style-name="T7">The pseudo-variable </text:span><text:span text:style-name="Code">self</text:span>, indicating the receiver of the message which caused the invocation of the method in which the block literal appears.</text:p>
        </text:list-item>
        <text:list-item>
          <text:p text:style-name="P58">Any instance variable of <text:span text:style-name="Code">self</text:span>.</text:p>
        </text:list-item>
        <text:list-item>
          <text:p text:style-name="P57"><text:span text:style-name="T17">A</text:span><text:span text:style-name="T7">ny module constant of the module in which the method’s class is defined.</text:span></text:p>
        </text:list-item>
      </text:list>
      <text:p text:style-name="P14">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P15">Since a block literal specifies a closure at runtime, all of these variables in its environment must be available to a block. To complicate matters, the variables in the environment must remain available after the enclosing method activation has returned.</text:p>
      <text:p text:style-name="P12">Block example 2</text:p>
      <text:p text:style-name="P39"><text:span text:style-name="Code"><text:span text:style-name="T42">newCounter</text:span></text:span></text:p>
      <text:p text:style-name="P39"><text:span text:style-name="Code"><text:s text:c="3"/></text:span><text:span text:style-name="Code"><text:span text:style-name="T42">| count |</text:span></text:span></text:p>
      <text:p text:style-name="P39"><text:span text:style-name="Code"><text:s text:c="3"/></text:span><text:span text:style-name="Code"><text:span text:style-name="T42">count := 0.</text:span></text:span></text:p>
      <text:p text:style-name="P39"><text:span text:style-name="Code"><text:s text:c="3"/></text:span><text:span text:style-name="Code"><text:span text:style-name="T42">^[count := count + 1]</text:span></text:span></text:p>
      <text:p text:style-name="P16">When you send <text:span text:style-name="Code">#newCounter</text:span>, what is answered is a closure which closes over the variable <text:span text:style-name="Code">count</text:span>, with the value of <text:span text:style-name="Code">count</text:span> initialized to zero. Subsequently, each time you send <text:span text:style-name="Code">#value</text:span> to this closure, it increments <text:span text:style-name="Code">count</text:span> and answers the incremented value. Each time you send <text:span text:style-name="Code">#newCounter</text:span>, you get back a new closure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closure is garbage collected.</text:p>
      <text:p text:style-name="P14"><text:span text:style-name="T11">M</text:span><text:span text:style-name="T7">ost Smalltalk implementations have special bytecodes and virtual machine support for implementing blocks. Mist does not have these options, so </text:span><text:span text:style-name="T20">it </text:span><text:span text:style-name="T7">relies on mechanisms it already has – objects and messages. </text:span><text:span text:style-name="T23">And it turns out that objects and messages are quite sufficient to do what must be done. </text:span><text:span text:style-name="T20">The compiler must do some extra work to specify those objects and messages. </text:span><text:span text:style-name="T21">In the general case, the compiler must do the following </text:span><text:span text:style-name="T22">to compile each method or block which contains a block literal</text:span><text:span text:style-name="T21">:</text:span></text:p>
      <text:list xml:id="list38457338216135713" text:style-name="L7">
        <text:list-item>
          <text:p text:style-name="P59"><text:span text:style-name="T7">For each block literal in </text:span><text:span text:style-name="T22">a</text:span><text:span text:style-name="T7"> method </text:span><text:span text:style-name="T22">(or in a block)</text:span><text:span text:style-name="T7">, the compiler creates an anonymous closure class, extending a base closure class with a single method which implements the code in the body of the </text:span><text:span text:style-name="T22">block literal</text:span><text:span text:style-name="T7">.</text:span></text:p>
        </text:list-item>
        <text:list-item>
          <text:p text:style-name="P59"><text:span text:style-name="T7">The compiler also creates an anonymous shared variable class </text:span><text:span text:style-name="T21">with an instance variable for </text:span><text:span text:style-name="T22">self, </text:span><text:span text:style-name="T35">and </text:span><text:span text:style-name="T22">instance variables for each formal parameter or temporary variable declared in the method or block.</text:span></text:p>
        </text:list-item>
        <text:list-item>
          <text:p text:style-name="P60"><text:soft-page-break/><text:span text:style-name="T22">T</text:span><text:span text:style-name="T7">he compiler inserts code at the beginning of the method or block to create an instance of the shared variable class and initialize it with the values of the formal parameters.</text:span></text:p>
        </text:list-item>
        <text:list-item>
          <text:p text:style-name="P52">After that, the compiler inserts code to create an instance of each closure class (one for each block literal that is directly contained), initializing each with the shared variable instance. <text:span text:style-name="T68">Since blocks can be nested to an arbitrary level, and the lifetime of formal parameters and temporary variables varies with each level, the number of shared variable instances needed to initialize a closure instance is equal to its nesting level – the more deeply it’s nested, the more shared variable objects it needs, since in the general case it needs one from each level of outer contexts.</text:span></text:p>
        </text:list-item>
        <text:list-item>
          <text:p text:style-name="P52">In the code of the method or enclosing block, all references to temporary variables must be replaced with getter or setter message sends directed to the shared variable instance.</text:p>
        </text:list-item>
        <text:list-item>
          <text:p text:style-name="P52">In the code of the enclosed block, all references to variables from the outer context must be replaced with getter or setter message sends directed to the shared variable instance.</text:p>
        </text:list-item>
        <text:list-item>
          <text:p text:style-name="P60"><text:span text:style-name="T7">In the code of the enclosed block, the pseudo-variable </text:span><text:span text:style-name="Code">self</text:span><text:span text:style-name="T7"> must be compiled as the send of a getter message to the shared variable instance. The code within the block literal has no way to reference the closure instance, unless it is passed in as an argument when it is invoked.</text:span></text:p>
        </text:list-item>
        <text:list-item>
          <text:p text:style-name="P60"><text:span text:style-name="T7">In the code of the enclosed block, references to instance variables must be handled specially. It can get a reference to </text:span><text:span text:style-name="Code">self</text:span><text:span text:style-name="T7"> from the shared variable instance, but to retrieve or modify instance variables of that object it must send getter and setter messages to that stored </text:span><text:span text:style-name="Code">self</text:span><text:span text:style-name="T7">. If the setter and getter methods do not exist, the compiler must create private ones for this use.</text:span></text:p>
        </text:list-item>
      </text:list>
      <text:p text:style-name="P8">Block example 2, then, would be transformed by the compiler into something like this:</text:p>
      <text:p text:style-name="P17"><text:span text:style-name="T7">&lt;sharedVariableClass&gt; for </text:span><text:span text:style-name="Code">#newCounter</text:span><text:span text:style-name="T7"> has at least two instance variables: </text:span><text:span text:style-name="Code">slf</text:span><text:span text:style-name="T7"> and </text:span><text:span text:style-name="Code">count</text:span><text:span text:style-name="T7">. (</text:span><text:span text:style-name="Code">self</text:span><text:span text:style-name="T7"> from the outer context is represented as </text:span><text:span text:style-name="Code">slf</text:span><text:span text:style-name="T7"> since </text:span><text:span text:style-name="Code">self</text:span><text:span text:style-name="T7"> is one of the few reserved words in Mist </text:span><text:span text:style-name="T24">and therefore cannot be used to name an instance variable</text:span><text:span text:style-name="T7">.)</text:span></text:p>
      <text:p text:style-name="P41"><text:span text:style-name="Code"><text:span text:style-name="T43">slf</text:span></text:span></text:p>
      <text:p text:style-name="P41"><text:span text:style-name="Code"><text:s text:c="3"/>^</text:span><text:span text:style-name="Code"><text:span text:style-name="T43">slf</text:span></text:span></text:p>
      <text:p text:style-name="P41"/>
      <text:p text:style-name="P41"><text:span text:style-name="Code"><text:span text:style-name="T43">slf: anObject</text:span></text:span></text:p>
      <text:p text:style-name="P41"><text:span text:style-name="Code"><text:s text:c="3"/></text:span><text:span text:style-name="Code"><text:span text:style-name="T43">slf := anObject</text:span></text:span></text:p>
      <text:p text:style-name="P41"/>
      <text:p text:style-name="P41"><text:span text:style-name="Code"><text:span text:style-name="T43">c</text:span></text:span><text:span text:style-name="Code">ount</text:span></text:p>
      <text:p text:style-name="P41"><text:span text:style-name="Code"><text:s text:c="3"/>^count</text:span></text:p>
      <text:p text:style-name="P41"/>
      <text:p text:style-name="P41"><text:span text:style-name="Code"><text:span text:style-name="T43">count: anObject</text:span></text:span></text:p>
      <text:p text:style-name="P41"><text:span text:style-name="Code"><text:s text:c="3"/></text:span><text:span text:style-name="Code"><text:span text:style-name="T43">count := anObject.</text:span></text:span></text:p>
      <text:p text:style-name="P41"><text:span text:style-name="Code"><text:s text:c="3"/></text:span><text:span text:style-name="Code"><text:span text:style-name="T44">^count</text:span></text:span></text:p>
      <text:p text:style-name="P17">&lt;closureClass&gt; for the block in #newCounter. Has one instance variable, sharedContext.</text:p>
      <text:p text:style-name="P42"><text:span text:style-name="Code"><text:span text:style-name="T44">sharedContext: anObject</text:span></text:span></text:p>
      <text:p text:style-name="P42"><text:span text:style-name="Code"><text:s text:c="3"/></text:span><text:span text:style-name="Code"><text:span text:style-name="T44">sharedContext := anObject</text:span></text:span></text:p>
      <text:p text:style-name="P42"><text:soft-page-break/></text:p>
      <text:p text:style-name="P42"><text:span text:style-name="Code"><text:span text:style-name="T44">value</text:span></text:span></text:p>
      <text:p text:style-name="P42"><text:span text:style-name="Code"><text:s text:c="3"/>^</text:span><text:span text:style-name="Code"><text:span text:style-name="T44">sharedContext count: sharedContext count + 1</text:span></text:span></text:p>
      <text:p text:style-name="P18">And <text:span text:style-name="Code">#newCounter</text:span> itself ends up looking something like this:</text:p>
      <text:p text:style-name="P40"><text:span text:style-name="Code"><text:span text:style-name="T42">newCounter</text:span></text:span></text:p>
      <text:p text:style-name="P40"><text:span text:style-name="Code"><text:s text:c="3"/></text:span><text:span text:style-name="Code"><text:span text:style-name="T42">| sharedContext closure1 |</text:span></text:span></text:p>
      <text:p text:style-name="P40"><text:span text:style-name="Code"><text:s text:c="3"/></text:span><text:span text:style-name="Code"><text:span text:style-name="T44">sharedContext := </text:span></text:span><text:span text:style-name="T46">&lt;sharedVariableClass&gt;</text:span><text:span text:style-name="Code"><text:span text:style-name="T44"> new.</text:span></text:span></text:p>
      <text:p text:style-name="P40"><text:span text:style-name="Code"><text:s text:c="3"/></text:span><text:span text:style-name="Code"><text:span text:style-name="T44">sharedContext slf: self.</text:span></text:span></text:p>
      <text:p text:style-name="P40"><text:span text:style-name="Code"><text:s text:c="3"/></text:span><text:span text:style-name="Code"><text:span text:style-name="T44">closure1 := </text:span></text:span><text:span text:style-name="Code"><text:span text:style-name="T45">&lt;closureClass&gt;</text:span></text:span><text:span text:style-name="Code"><text:span text:style-name="T44"> new.</text:span></text:span></text:p>
      <text:p text:style-name="P40"><text:span text:style-name="Code"><text:s text:c="3"/></text:span><text:span text:style-name="Code"><text:span text:style-name="T44">closure1 sharedContext: sharedContext.</text:span></text:span></text:p>
      <text:p text:style-name="P40"><text:span text:style-name="Code"><text:s text:c="3"/></text:span><text:span text:style-name="Code"><text:span text:style-name="T44">sharedContext count: 0.</text:span></text:span></text:p>
      <text:p text:style-name="P40"><text:span text:style-name="Code"><text:s text:c="3"/></text:span><text:span text:style-name="Code"><text:span text:style-name="T42">^closure1</text:span></text:span></text:p>
      <text:p text:style-name="P18">The class references here are represented <text:span text:style-name="T47">as references </text:span>in angle brackets &lt;&gt;. Since these classes <text:span text:style-name="T48">have no name</text:span>, there is no way to <text:span text:style-name="T47">directly refer to</text:span> them in source code. The compiler inserts references to the class objects directly into the method as it compiles it.</text:p>
      <text:p text:style-name="P19">Note that the closure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P20">Blocks, as described above, are rather expensive. <text:span text:style-name="T49">(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span></text:p>
      <text:h text:style-name="Heading_20_3" text:outline-level="3">Block elimination</text:h>
      <text:p text:style-name="P21">The most effective way to reduce the cost of a block might be to eliminate the block altogether, as long as what you replace it with is less costly. </text:p>
      <text:p text:style-name="P21">Most (if not all) Smalltalk implementations <text:span text:style-name="T53">do static block elimination,</text:span> eliminat<text:span text:style-name="T53">ing</text:span> <text:span text:style-name="T53">some</text:span> blocks at compile time when certain “<text:span text:style-name="T50">restricted</text:span> selectors” are used. <text:span text:style-name="T50">For instance</text:span>, <text:span text:style-name="Code">#ifTrue:</text:span> <text:span text:style-name="T50">is typically restricted, so when the compiler is presented with code like this:</text:span></text:p>
      <text:p text:style-name="P43"><text:span text:style-name="Code"><text:s text:c="3"/></text:span><text:span text:style-name="Code"><text:span text:style-name="T50">isActive ifTrue: [self deactivate]</text:span></text:span></text:p>
      <text:p text:style-name="P22">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P22">This approach has several drawbacks</text:p>
      <text:list xml:id="list2249519069396482935" text:style-name="L8">
        <text:list-item>
          <text:p text:style-name="P62">If <text:span text:style-name="Code">#ifTrue:</text:span> is sent to some object other than <text:span text:style-name="Code">true</text:span> or <text:span text:style-name="Code">false</text:span>, the response is typically not the <text:soft-page-break/><text:span text:style-name="Code">doesNotUnderstand:</text:span> one would expect, but some other error such as <text:span text:style-name="Code">mustBeBoolean</text:span>.</text:p>
        </text:list-item>
        <text:list-item>
          <text:p text:style-name="P62">Worse, if you <text:span text:style-name="T51">define </text:span><text:span text:style-name="Code">#ifTrue:</text:span><text:span text:style-name="T51"> in some other class, this definition may be ignored, and you find that sending </text:span><text:span text:style-name="Code">#ifTrue:</text:span><text:span text:style-name="T51"> to an instance results in a mustBeBoolean error instead of invocation of your </text:span><text:span text:style-name="Code">#ifTrue:</text:span><text:span text:style-name="T51"> method. Even though the circumstances where it would be good programming practice to implement your own </text:span><text:span text:style-name="Code">#ifTrue:</text:span><text:span text:style-name="T51"> method are vanishingly small, this exception to the normal language rules can be confusing, and clearly conflicts with the Mist project value of consistency.</text:span></text:p>
        </text:list-item>
        <text:list-item>
          <text:p text:style-name="P63">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text:span text:style-name="T53">operation</text:span>:</text:p>
          <text:p text:style-name="P76"><text:span text:style-name="Code"><text:span text:style-name="T52">nand: aBlock</text:span></text:span></text:p>
          <text:p text:style-name="P79"><text:span text:style-name="Code"><text:s text:c="3"/></text:span><text:span text:style-name="Code"><text:span text:style-name="T52">^(self and: aBlock) not</text:span></text:span></text:p>
          <text:p text:style-name="P61">The compiler would not be able to eliminate the block, since the block is not a literal block, but a closure passed in as an argument.</text:p>
        </text:list-item>
      </text:list>
      <text:p text:style-name="P24">Because there are both philosophical and pragmatic drawbacks to this scheme, and because we have a better scheme in mind, Mist will not <text:span text:style-name="T56">initially </text:span>use static block elimination. Mist will be able to eliminate blocks in more situations through the use of dynamic inlining and subsequent code analysis. See the (alas, not yet written) major section on code optimizations.</text:p>
      <text:h text:style-name="P88" text:outline-level="3">Blocks and the object allocation conundrum</text:h>
      <text:p text:style-name="P23">Even when you can’t eliminate blocks, there are techniques available to reduce the cost of some blocks. In keeping with Mist’s “do the simple thing first” strategy, <text:span text:style-name="T54">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span></text:p>
      <text:p text:style-name="P27">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ext:span text:style-name="T55">This is a recipe for infinite recursion. So </text:span><text:span text:style-name="T3">something</text:span><text:span text:style-name="T25"> must be done to break this cycle. </text:span><text:span text:style-name="T26">One possibility is the...</text:span></text:p>
      <text:h text:style-name="Heading_20_3" text:outline-level="3"><text:span text:style-name="T26">C</text:span><text:span text:style-name="T7">lean block optimization</text:span></text:h>
      <text:p text:style-name="P28"><text:span text:style-name="T7">One fairly obvious way to improve the scheme shown above is to only share through a shared variable object those temporary variables that are actually </text:span><text:span text:style-name="T4">referenced</text:span><text:span text:style-name="T27"> within a block. Method temporaries that are only referenced by the method itself can remain ordinary temporaries. And this optimization is </text:span><text:soft-page-break/><text:span text:style-name="T27">fairly easy for the compiler to do. Since it must examine each variable name used to determine if it is in scope, it can mark each variable that must be shared.</text:span></text:p>
      <text:p text:style-name="P29"><text:span text:style-name="T7">Of particular interest is the case where a block must share </text:span><text:span text:style-name="T1">no</text:span><text:span text:style-name="T7"> variables through a shared variable object. This is the case if the block references only global constants, its own formal parameters, and the temporary variables declared within the block itself. </text:span><text:span text:style-name="T28">Such blocks are often called </text:span><text:span text:style-name="T5">clean blocks</text:span><text:span text:style-name="T28">.</text:span><text:span text:style-name="T5"> </text:span><text:span text:style-name="T28">Any reference to </text:span><text:span text:style-name="Code">self</text:span><text:span text:style-name="T28">, <text:s/>or a formal parameter or temporary variable from an outer context, disqualifies a block from being considered clean.</text:span></text:p>
      <text:p text:style-name="P53">A closure created from a clean block has no shared state. Thus, all closures created from a clean block are equivalent. And if they’re all equivalent, we can get away with only having one closure of that class – a singleton. And instead of compiling into the outer context of the block a message send of #new to the block’s closure class, we can compile in a reference to the singleton closure instance of that class.</text:p>
      <text:p text:style-name="P54">This gives us a clue to a possible solution to the object allocation conundrum. If all memory management code was written to use only clean blocks, the “we’re trying to allocate an object while allocating an object” recursion could be avoided. </text:p>
      <text:p text:style-name="P30"><text:span text:style-name="T7">However, the traditional flow-of-control messages like </text:span><text:span text:style-name="Code">#ifTrue:</text:span><text:span text:style-name="T7"> take a nilary (zero-argument) block. With no arguments, such a block is very limited in what it can do. One solution to this is to implement a very small set of rather inelegant messages like </text:span><text:span text:style-name="Code">#ifTrue:arg1:arg2:arg3:</text:span><text:span text:style-name="T7">, which would be implemented in class </text:span><text:span text:style-name="Code">True</text:span><text:span text:style-name="T7"> like this:</text:span></text:p>
      <text:list xml:id="list215623434691969" text:continue-numbering="true" text:style-name="L8">
        <text:list-header>
          <text:p text:style-name="P77"><text:span text:style-name="Code"><text:span text:style-name="T64">ifTrue: aBlock arg1: arg1 arg2: arg2 arg3: arg3</text:span></text:span></text:p>
          <text:p text:style-name="P80"><text:span text:style-name="Code"><text:s text:c="3"/></text:span><text:span text:style-name="Code"><text:span text:style-name="T52">^aBlock</text:span></text:span></text:p>
        </text:list-header>
      </text:list>
      <text:p text:style-name="P44"><text:span text:style-name="Code"><text:tab/> <text:s text:c="5"/></text:span><text:span text:style-name="Code"><text:span text:style-name="T64">value: arg1</text:span></text:span></text:p>
      <text:p text:style-name="P44"><text:span text:style-name="Code"><text:tab/> <text:s text:c="5"/></text:span><text:span text:style-name="Code"><text:span text:style-name="T64">value: arg2</text:span></text:span></text:p>
      <text:p text:style-name="P44"><text:span text:style-name="Code"><text:tab/> <text:s text:c="5"/></text:span><text:span text:style-name="Code"><text:span text:style-name="T64">value: arg3</text:span></text:span></text:p>
      <text:p text:style-name="P44"/>
      <text:p text:style-name="P45"><text:span text:style-name="T64">And whose implementation in class </text:span><text:span text:style-name="Code">False</text:span><text:span text:style-name="T64"> would be just:</text:span></text:p>
      <text:p text:style-name="P45"/>
      <text:list xml:id="list215623726703998" text:continue-numbering="true" text:style-name="L8">
        <text:list-header>
          <text:p text:style-name="P77"><text:span text:style-name="Code"><text:span text:style-name="T64">ifTrue: aBlock arg1: arg1 arg2: arg2 arg3: arg3</text:span></text:span></text:p>
          <text:p text:style-name="P80"><text:span text:style-name="Code"><text:s text:c="3"/></text:span><text:span text:style-name="Code"><text:span text:style-name="T52">^nil</text:span></text:span></text:p>
        </text:list-header>
      </text:list>
      <text:p text:style-name="P30">This would <text:span text:style-name="T65">work, although it’s a bit clunky. The above methods might be all that is required. We’d have to be careful to write all memory management code using only clean blocks.</text:span></text:p>
      <text:p text:style-name="P31">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closure instance and send <text:span text:style-name="Code">#ifTrue:</text:span> to the receiver with the closure instance as the argument. This may be a better long-term solution, but I think I want to wait until dynamic inlining of blocks is implemented to see how static inlining might fit into that.</text:p>
      <text:p text:style-name="P31">Therefore, the initial plan is to go with the clunky clean blocks in memory management code.</text:p>
      <text:h text:style-name="Heading_20_3" text:outline-level="3"><text:soft-page-break/>Copying block optimization</text:h>
      <text:p text:style-name="P69">Some Smalltalks implement another block optimization, the <text:span text:style-name="T1">copying block</text:span><text:span text:style-name="T7"> optimiz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P25">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P25">Mist primitives are written directly in Fog, <text:span text:style-name="T59">by writing Mist code that assembles the Fog tree.</text:span></text:p>
      <text:p text:style-name="P25">Various optimizations may be added to the compiler in the future. Some of these may manipulate Fog between the front end and the back end (forming what is sometimes called a “middle end”). <text:span text:style-name="T57">Initially, in keeping with Mist’s “do the simple thing first” philosophy, only the optimizations actually needed to make things work will be included. But the first version may look something like this:</text:span></text:p>
      <text:h text:style-name="Heading_20_2" text:outline-level="2">Front end</text:h>
      <text:list xml:id="list9046815361667248333" text:style-name="L9">
        <text:list-item>
          <text:p text:style-name="P64">Parse the source into an AST. This pass just checks for legal syntax. The AST is essentially Fog, but not yet in a form that can be accepted by the back end. <text:span text:style-name="T58">Each remaining pass transforms the Fog tree into something more closely resembling the final machine code.</text:span></text:p>
        </text:list-item>
        <text:list-item>
          <text:p text:style-name="P64">Replace textual names with references to actual variables (each variable is represented by an object). This pass checks that every variable name references a legally reachable variable.</text:p>
        </text:list-item>
        <text:list-item>
          <text:p text:style-name="P64">Process block literals. This might actually take more than one pass. A class needs to be created for each block literal, and a method compiled into that class, and you might need a shared variable class for the method, and accessor methods for it, and possibly private accessors on the method’s class so the block(s) can access instance variables...</text:p>
        </text:list-item>
        <text:list-item>
          <text:p text:style-name="P64">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ext:span text:style-name="T61">This pass marks each qualifying self-send node as early-bound, and adds a reference to the method it is bound to. During a module load, this pass is done across all methods in the module after the </text:span><text:soft-page-break/><text:span text:style-name="T61">previous passes are complete for all methods, so that all possible target methods exist before the pass starts.</text:span></text:p>
        </text:list-item>
      </text:list>
      <text:h text:style-name="Heading_20_2" text:outline-level="2">Back end</text:h>
      <text:list xml:id="list3330106041177023290" text:style-name="L10">
        <text:list-item>
          <text:p text:style-name="P65">Expand Fog macro nodes. The main anticipated use of macro nodes is for message sends. Each message send node expands into a <text:span text:style-name="T62">tree</text:span> of roughly a dozen lower-level Fog nodes. These nodes remember which macro they came from, largely to help in debugging.</text:p>
        </text:list-item>
        <text:list-item>
          <text:p text:style-name="P66">Traverse the Fog tree from right to left, assigning locations to temporary and implicit variables. <text:span text:style-name="T60">Locations for these variables can be registers or stack frame locations. Instance variables are always in memory, within the receiver object.</text:span></text:p>
        </text:list-item>
        <text:list-item>
          <text:p text:style-name="P66">Traverse the Fog tree from left to right, emitting machine code. <text:span text:style-name="T58">This, finally, translates the tree structure of Fog into the linear structure of machine code.</text:span></text:p>
        </text:list-item>
        <text:list-item>
          <text:p text:style-name="P67">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Method lookup</text:h>
      <text:p text:style-name="P33">Whenever a message is sent, the system must determine which method to execute. <text:span text:style-name="T67">As in Smalltalk, which method to execute is a function of the class of the receiver and the message’s selector. At each </text:span><text:span text:style-name="T6">send site</text:span><text:span text:style-name="T29"> (place in code where a message is sent) the selector is known, since it is a constant. (I’m ignoring </text:span><text:span text:style-name="Code">#perform:</text:span><text:span text:style-name="T29">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P34"><text:span text:style-name="T7">In Mist, syntactic self sends for which a method with that selector exists in the defining class always invoke that method, </text:span><text:span text:style-name="T31">ignoring the class of the receiver.</text:span><text:span text:style-name="T7"> </text:span><text:span text:style-name="T30">In this case, the receiver is early-</text:span><text:span text:style-name="T31">bound</text:span><text:span text:style-name="T7">, compiled to a simple call of the target method, with no lookup at runtime required. This places a </text:span><text:span text:style-name="T1">dependency</text:span><text:span text:style-name="T7"> on the target method. For instance, if the target method is recompiled, the address of its machine code may change, and the machine code of the call at the send site will have to change to match. </text:span><text:span text:style-name="T31">Or if the target method is deleted, the simple call will have to be converted to a method lookup.</text:span></text:p>
      <text:p text:style-name="P35"><text:span text:style-name="T7">For send sites that cannot determine the target method at compile time, we rely on the selector, since it </text:span><text:span text:style-name="T1">is</text:span><text:span text:style-name="T7"> known at compile time. </text:span><text:span text:style-name="T32">In Mist, a Selector is not just a Symbol, but a first-class object with quite a bit of associated information. One of the things that a Selector has is a method dictionary. This is a variant of an identity dictionary, </text:span><text:span text:style-name="T33">where each</text:span><text:span text:style-name="T32"> key </text:span><text:span text:style-name="T33">is a</text:span><text:span text:style-name="T32"> class and </text:span><text:span text:style-name="T33">each</text:span><text:span text:style-name="T32"> value </text:span><text:span text:style-name="T33">is the address of the machine code of the method to invoke if an instance of that class is sent a message with the method dictionary’s selector.</text:span><text:span text:style-name="T32"> </text:span><text:span text:style-name="T33">Each send site has a reference to the appropriate method dictionary compiled into it. At runtime, it sends a lookup message to the dictionary, which answers the address to call. So message </text:span><text:soft-page-break/><text:span text:style-name="T33">sending works.</text:span></text:p>
      <text:p text:style-name="P36"><text:span text:style-name="T7">But </text:span><text:span text:style-name="T1">wait</text:span><text:span text:style-name="T7">, you might say! If you’re sending a message to a method dictionary every time you need to send a message, then how do you send the message to the method dictionary itself? Well, </text:span><text:span text:style-name="T1">that</text:span><text:span text:style-name="T7"> message send is hard-coded at the send site. But the lookup code of the method dictionary is itself written in Mist, so i</text:span><text:span text:style-name="T34">t must also send messages in order to do its job. </text:span></text:p>
      <text:p text:style-name="P55">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P26">&gt;&gt;&gt;Needs to be written</text:p>
      <text:h text:style-name="Heading_20_1" text:outline-level="1">Messages that are not understood</text:h>
      <text:p text:style-name="P70">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text:span text:style-name="T69">a bit </text:span>like an oxymoron.</text:p>
      <text:p text:style-name="P70"><text:span text:style-name="T69">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text:span text:style-name="Code">#perform:</text:span><text:span text:style-name="T69">, as usual, is a special case that is handled altogether differently.) The method for </text:span><text:span text:style-name="Code">#at:put:</text:span><text:span text:style-name="T69"> would look something like this:</text:span></text:p>
      <text:list xml:id="list215623017279823" text:continue-list="list215623726703998" text:style-name="L8">
        <text:list-header>
          <text:p text:style-name="P78"><text:span text:style-name="Code"><text:span text:style-name="T69">at: offset put: value</text:span></text:span></text:p>
          <text:p text:style-name="P78"><text:span text:style-name="Code"><text:span text:style-name="T69"><text:s text:c="2"/>^self doesNotUnderstand: </text:span></text:span></text:p>
          <text:p text:style-name="P78"><text:span text:style-name="Code"><text:span text:style-name="T69"><text:s text:c="4"/>(Message selector: #at:put: arguments: {offset. Value})</text:span></text:span></text:p>
        </text:list-header>
      </text:list>
      <text:p text:style-name="P71">Because this method is invoked <text:span text:style-name="T70">as if it was defined in the class of the receiver, </text:span><text:span text:style-name="Code">self</text:span><text:span text:style-name="T70"> is bound to the object that received the original message.</text:span></text:p>
      <text:h text:style-name="Heading_20_1" text:outline-level="1">Private methods</text:h>
      <text:p text:style-name="P26">&gt;&gt;&gt;Needs to be written</text:p>
      <text:h text:style-name="Heading_20_1" text:outline-level="1">Teams</text:h>
      <text:p text:style-name="P26">&gt;&gt;&gt;Needs to be written</text:p>
      <text:h text:style-name="Heading_20_1" text:outline-level="1"><text:soft-page-break/>Fog</text:h>
      <text:p text:style-name="P47">&gt;&gt;&gt;Needs to be written</text:p>
      <text:h text:style-name="P84" text:outline-level="1">Exceptions</text:h>
      <text:p text:style-name="P32">&gt;&gt;&gt;Needs to be written</text:p>
      <text:h text:style-name="Heading_20_1" text:outline-level="1">Non-local returns</text:h>
      <text:p text:style-name="P32">&gt;&gt;&gt;Needs to be written</text:p>
      <text:h text:style-name="Heading_20_1" text:outline-level="1">Calling convention</text:h>
      <text:p text:style-name="P73">Mist uses the hardware stack, as pointed to by the x86_64 <text:span text:style-name="Code">rsp</text:span> register. Mist does manage its own stack memory, rather than use the stack area that the OS gives it at launch. In Very Early Mist (that which exists today) the stack lives at the end of memory allocated at start. Later, Mist will most likely <text:span text:style-name="Code">mmap</text:span> an area of memory to use for the stack. </text:p>
      <text:p text:style-name="P75">Mist message sends, once the method to be invoked has been determined, <text:span text:style-name="T71">are implemented as function calls. </text:span><text:span text:style-name="Code"><text:span text:style-name="T71">se</text:span></text:span><text:span text:style-name="Code">lf</text:span><text:span text:style-name="T71"> is sent as an implicit first argument to the called method.</text:span></text:p>
      <text:p text:style-name="P74">Mist conforms (mostly) to the x86_64 calling convention documented in the <text:span text:style-name="T1">System V Application Binary Interface AMD64 Architecture Processor Supplement</text:span><text:span text:style-name="T7">, available at </text:span></text:p>
      <text:p text:style-name="P74"><text:a xlink:type="simple" xlink:href="http://www.x86-64.org/documentation/abi.pdf"><text:span text:style-name="T36">http://www.x86-64.org/documentation/abi.pdf</text:span></text:a></text:p>
      <text:p text:style-name="P75">This makes it easier to implement calls out to functions written in other languages, and calls in from other languages. <text:span text:style-name="T71">Mist uses no frame pointer or base pointer, freeing </text:span><text:span text:style-name="Code">rbx</text:span><text:span text:style-name="T71"> and </text:span><text:span text:style-name="Code">rbp</text:span><text:span text:style-name="T71">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span></text:p>
      <text:h text:style-name="Heading_20_1" text:outline-level="1">Tail-call elimination</text:h>
      <text:p text:style-name="P32">&gt;&gt;&gt;Needs to be written</text:p>
      <text:h text:style-name="Heading_20_1" text:outline-level="1">Debugging</text:h>
      <text:p text:style-name="P32">&gt;&gt;&gt;Needs to be written</text:p>
      <text:h text:style-name="Heading_20_1" text:outline-level="1">Optimization opportunities</text:h>
      <text:p text:style-name="P32">&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text-properties officeooo:rsid="00246277"/>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Liberation Mono" fo:font-family="'Liberation Mono'" style:font-family-generic="modern" style:font-pitch="fixed" fo:font-size="11pt" fo:font-style="normal" officeooo:rsid="0021f64b"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7-22T21:56:22.842342764</dc:date>
    <meta:editing-duration>P6DT22H24M13S</meta:editing-duration>
    <meta:editing-cycles>108</meta:editing-cycles>
    <meta:document-statistic meta:table-count="0" meta:image-count="0" meta:object-count="0" meta:page-count="17" meta:paragraph-count="302" meta:word-count="6824" meta:character-count="42722" meta:non-whitespace-character-count="35470"/>
  </office:meta>
</office:document-meta>
</file>